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Lucida Console" svg:font-family="'Lucida Console', 'Courier New', Courier, monospace"/>
    <style:font-face style:name="Lucida Sans Unicode" svg:font-family="'Lucida Sans Unicode', sans-serif"/>
    <style:font-face style:name="MS Courier New" svg:font-family="'MS 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703a" officeooo:paragraph-rsid="0010703a"/>
    </style:style>
    <style:style style:name="P2" style:family="paragraph" style:parent-style-name="Standard" style:list-style-name="L1">
      <style:text-properties officeooo:rsid="0010703a" officeooo:paragraph-rsid="0012a392"/>
    </style:style>
    <style:style style:name="P3" style:family="paragraph" style:parent-style-name="Standard" style:list-style-name="L1">
      <style:text-properties officeooo:rsid="0010703a" officeooo:paragraph-rsid="0017f65d"/>
    </style:style>
    <style:style style:name="P4" style:family="paragraph" style:parent-style-name="Standard" style:list-style-name="L1">
      <style:text-properties officeooo:paragraph-rsid="0010703a"/>
    </style:style>
    <style:style style:name="P5" style:family="paragraph" style:parent-style-name="Standard" style:list-style-name="L1">
      <style:text-properties officeooo:paragraph-rsid="002858bd"/>
    </style:style>
    <style:style style:name="P6" style:family="paragraph" style:parent-style-name="Standard" style:list-style-name="L1">
      <style:text-properties officeooo:rsid="0010ad67" officeooo:paragraph-rsid="0010ad67"/>
    </style:style>
    <style:style style:name="P7" style:family="paragraph" style:parent-style-name="Standard" style:list-style-name="L1">
      <style:text-properties officeooo:rsid="001151a8" officeooo:paragraph-rsid="001151a8"/>
    </style:style>
    <style:style style:name="P8" style:family="paragraph" style:parent-style-name="Standard" style:list-style-name="L1">
      <style:text-properties officeooo:rsid="0012a392" officeooo:paragraph-rsid="0012a392"/>
    </style:style>
    <style:style style:name="P9" style:family="paragraph" style:parent-style-name="Standard" style:list-style-name="L1">
      <style:text-properties officeooo:rsid="001495d0" officeooo:paragraph-rsid="001495d0"/>
    </style:style>
    <style:style style:name="P10" style:family="paragraph" style:parent-style-name="Standard" style:list-style-name="L1">
      <style:text-properties officeooo:rsid="00165ae1" officeooo:paragraph-rsid="00165ae1"/>
    </style:style>
    <style:style style:name="P11" style:family="paragraph" style:parent-style-name="Standard" style:list-style-name="L1">
      <style:text-properties officeooo:rsid="0017f65d" officeooo:paragraph-rsid="0017f65d"/>
    </style:style>
    <style:style style:name="P12" style:family="paragraph" style:parent-style-name="Standard" style:list-style-name="L1">
      <style:text-properties officeooo:rsid="001936f9" officeooo:paragraph-rsid="001936f9"/>
    </style:style>
    <style:style style:name="P13" style:family="paragraph" style:parent-style-name="Standard" style:list-style-name="L1">
      <style:text-properties officeooo:rsid="001ae75e" officeooo:paragraph-rsid="001ae75e"/>
    </style:style>
    <style:style style:name="P14" style:family="paragraph" style:parent-style-name="Standard" style:list-style-name="L1">
      <style:text-properties officeooo:rsid="001d3f7c" officeooo:paragraph-rsid="001d3f7c"/>
    </style:style>
    <style:style style:name="P15" style:family="paragraph" style:parent-style-name="Standard" style:list-style-name="L1">
      <style:text-properties officeooo:rsid="001edd90" officeooo:paragraph-rsid="001edd90"/>
    </style:style>
    <style:style style:name="P16" style:family="paragraph" style:parent-style-name="Standard" style:list-style-name="L1">
      <style:text-properties officeooo:rsid="00236edf" officeooo:paragraph-rsid="00236edf"/>
    </style:style>
    <style:style style:name="P17" style:family="paragraph" style:parent-style-name="Standard" style:list-style-name="L1">
      <style:text-properties officeooo:rsid="0010703a" officeooo:paragraph-rsid="0010703a" fo:background-color="#ffff00"/>
    </style:style>
    <style:style style:name="P18" style:family="paragraph" style:parent-style-name="Standard" style:list-style-name="L1">
      <style:text-properties officeooo:rsid="001936f9" officeooo:paragraph-rsid="001936f9" fo:background-color="#ffff00"/>
    </style:style>
    <style:style style:name="P19" style:family="paragraph" style:parent-style-name="Standard" style:list-style-name="L1">
      <style:text-properties officeooo:rsid="001edd90" officeooo:paragraph-rsid="001edd90" fo:background-color="#ffff00"/>
    </style:style>
    <style:style style:name="P20" style:family="paragraph" style:parent-style-name="Standard" style:list-style-name="L1">
      <style:text-properties officeooo:rsid="00165ae1" officeooo:paragraph-rsid="00165ae1" fo:background-color="#ffff00"/>
    </style:style>
    <style:style style:name="P21" style:family="paragraph" style:parent-style-name="Standard" style:list-style-name="L1">
      <style:text-properties officeooo:rsid="0010703a" officeooo:paragraph-rsid="0010703a" fo:background-color="transparent"/>
    </style:style>
    <style:style style:name="P22" style:family="paragraph" style:parent-style-name="Standard" style:list-style-name="L1">
      <style:text-properties officeooo:rsid="00236edf" officeooo:paragraph-rsid="00236edf" fo:background-color="transparent"/>
    </style:style>
    <style:style style:name="P23" style:family="paragraph" style:parent-style-name="Standard" style:list-style-name="L1">
      <style:text-properties officeooo:rsid="001495d0" officeooo:paragraph-rsid="001495d0" fo:background-color="transparent"/>
    </style:style>
    <style:style style:name="P24" style:family="paragraph" style:parent-style-name="Standard" style:list-style-name="L1">
      <style:text-properties officeooo:rsid="0010ad67" officeooo:paragraph-rsid="0010ad67" fo:background-color="transparent"/>
    </style:style>
    <style:style style:name="P25" style:family="paragraph" style:parent-style-name="Standard" style:list-style-name="L1">
      <style:text-properties officeooo:rsid="001151a8" officeooo:paragraph-rsid="001151a8" fo:background-color="transparent"/>
    </style:style>
    <style:style style:name="P26" style:family="paragraph" style:parent-style-name="Standard" style:list-style-name="L1">
      <style:text-properties officeooo:rsid="0025881f" officeooo:paragraph-rsid="0025881f"/>
    </style:style>
    <style:style style:name="P27" style:family="paragraph" style:parent-style-name="Standard" style:list-style-name="L1">
      <style:text-properties officeooo:rsid="002858bd" officeooo:paragraph-rsid="002858bd"/>
    </style:style>
    <style:style style:name="T1" style:family="text">
      <style:text-properties officeooo:rsid="0010703a"/>
    </style:style>
    <style:style style:name="T2" style:family="text">
      <style:text-properties officeooo:rsid="0010ad67"/>
    </style:style>
    <style:style style:name="T3" style:family="text">
      <style:text-properties officeooo:rsid="0012a392"/>
    </style:style>
    <style:style style:name="T4" style:family="text">
      <style:text-properties officeooo:rsid="0017f65d"/>
    </style:style>
    <style:style style:name="T5" style:family="text">
      <style:text-properties fo:font-variant="normal" fo:text-transform="none" fo:color="#555555" style:text-line-through-style="none" style:text-line-through-type="none" style:font-name="Lucida Console" fo:font-size="11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555555" style:font-name="Lucida Console" fo:font-size="11.25pt" fo:letter-spacing="normal" fo:font-style="normal" fo:font-weight="normal"/>
    </style:style>
    <style:style style:name="T7" style:family="text">
      <style:text-properties fo:font-variant="normal" fo:text-transform="none" fo:color="#555555" fo:letter-spacing="normal"/>
    </style:style>
    <style:style style:name="T8" style:family="text">
      <style:text-properties fo:font-variant="normal" fo:text-transform="none" style:text-line-through-style="none" style:text-line-through-type="none" style:font-name="Helvetica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style:text-line-through-type="none" style:font-name="Helvetica" fo:font-size="11.25pt" fo:letter-spacing="normal" fo:font-style="normal" style:text-underline-style="none" fo:font-weight="normal" officeooo:rsid="002858bd" style:text-blinking="false"/>
    </style:style>
    <style:style style:name="T10" style:family="text">
      <style:text-properties fo:font-variant="normal" fo:text-transform="none" style:text-line-through-style="none" style:text-line-through-type="none" style:font-name="Helvetica" fo:font-size="11.25pt" fo:letter-spacing="normal" fo:font-style="normal" style:text-underline-style="none" fo:font-weight="normal" officeooo:rsid="001edd90" style:text-blinking="false"/>
    </style:style>
    <style:style style:name="T11" style:family="text">
      <style:text-properties officeooo:rsid="001edd90"/>
    </style:style>
    <style:style style:name="T12" style:family="text">
      <style:text-properties officeooo:rsid="001fb580"/>
    </style:style>
    <style:style style:name="T13" style:family="text">
      <style:text-properties officeooo:rsid="00206396"/>
    </style:style>
    <style:style style:name="T14" style:family="text">
      <style:text-properties officeooo:rsid="00236edf"/>
    </style:style>
    <style:style style:name="T15" style:family="text">
      <style:text-properties officeooo:rsid="0024616e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0893306897646702" text:style-name="L1">
        <text:list-item>
          <text:p text:style-name="P1">Read GEMMAmanual.pdf</text:p>
        </text:list-item>
        <text:list-item>
          <text:p text:style-name="P4"><text:span text:style-name="T1">Format input files: GEMMA <text:s/>notes</text:span></text:p>
          <text:list>
            <text:list-item>
              <text:p text:style-name="P17">PLINK (binary ped)</text:p>
              <text:list>
                <text:list-item>
                  <text:p text:style-name="P1">genotype</text:p>
                  <text:list>
                    <text:list-item>
                      <text:p text:style-name="P26">0 for missing genotypes</text:p>
                    </text:list-item>
                  </text:list>
                </text:list-item>
                <text:list-item>
                  <text:p text:style-name="P1">phenotype</text:p>
                  <text:list>
                    <text:list-item>
                      <text:p text:style-name="P1">-9 or NA for missing phenotypes</text:p>
                    </text:list-item>
                  </text:list>
                </text:list-item>
                <text:list-item>
                  <text:p text:style-name="P3">3 files <text:a xlink:type="simple" xlink:href="http://zzz.bwh.harvard.edu/plink/" text:style-name="Internet_20_link" text:visited-style-name="Visited_20_Internet_20_Link"><text:span text:style-name="T4">http://zzz.bwh.harvard.edu/plink/</text:span></text:a><text:span text:style-name="T4"> </text:span></text:p>
                  <text:list>
                    <text:list-item>
                      <text:p text:style-name="P1">*.bed</text:p>
                      <text:list>
                        <text:list-item>
                          <text:p text:style-name="P1">default SNP-major mode</text:p>
                        </text:list-item>
                        <text:list-item>
                          <text:p text:style-name="P16">see PLINK instructions below for *.ped to *.bed</text:p>
                        </text:list-item>
                      </text:list>
                    </text:list-item>
                    <text:list-item>
                      <text:p text:style-name="P1">*.bim</text:p>
                      <text:list>
                        <text:list-item>
                          <text:p text:style-name="P1">column 5, binary alleles: 1 = minor allele = effect allele</text:p>
                        </text:list-item>
                        <text:list-item>
                          <text:p text:style-name="P1">column 6, binary alleles: 0 = major allele</text:p>
                        </text:list-item>
                      </text:list>
                    </text:list-item>
                    <text:list-item>
                      <text:p text:style-name="P1">*.fam</text:p>
                      <text:list>
                        <text:list-item>
                          <text:p text:style-name="P1">GEMMA only needs column 1 (individual ID), column 6 (phenotype)</text:p>
                          <text:list>
                            <text:list-item>
                              <text:p text:style-name="P1">-n (num) with -n 1 means column 6 is pheno, -n 2 means 7… etc.</text:p>
                            </text:list-item>
                          </text:list>
                        </text:list-item>
                        <text:list-item>
                          <text:p text:style-name="P1">if phenotype is disease status, set cases = 1, controls = 0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BIMBAM <text:a xlink:type="simple" xlink:href="http://stephenslab.uchicago.edu/software.html" text:style-name="Internet_20_link" text:visited-style-name="Visited_20_Internet_20_Link">http://stephenslab.uchicago.edu/software.html</text:a> </text:p>
              <text:list>
                <text:list-item>
                  <text:p text:style-name="P1"><text:span text:style-name="T2">mean </text:span>genotype <text:span text:style-name="T2">file</text:span></text:p>
                  <text:list>
                    <text:list-item>
                      <text:p text:style-name="P1">mean genotype can be in gzip</text:p>
                    </text:list-item>
                    <text:list-item>
                      <text:p text:style-name="P6">col 1 = SNP ID</text:p>
                    </text:list-item>
                    <text:list-item>
                      <text:p text:style-name="P6">col 2, col 3 = allele types, minor first</text:p>
                    </text:list-item>
                    <text:list-item>
                      <text:p text:style-name="P6">col 3 – x = posterior/ imputed mean genotypes of individuals numbered 0-2</text:p>
                    </text:list-item>
                    <text:list-item>
                      <text:p text:style-name="P6">example, 2 SNPs and 3 individuals </text:p>
                      <text:list>
                        <text:list-item>
                          <text:p text:style-name="P6">rs1, A, T, 0.02, 0.80, 1.50</text:p>
                        </text:list-item>
                        <text:list-item>
                          <text:p text:style-name="P6">rs2, G, C, 0.98, 0.04, 1.00</text:p>
                        </text:list-item>
                      </text:list>
                    </text:list-item>
                    <text:list-item>
                      <text:p text:style-name="P6">GEMMA ignores allele types in col 2, col 3</text:p>
                    </text:list-item>
                    <text:list-item>
                      <text:p text:style-name="P6">minor allele is effect allele only if minor allele = 1, major allele = 0</text:p>
                    </text:list-item>
                    <text:list-item>
                      <text:p text:style-name="P6">can generate BIMBAM mean genotype file from IMPUTE genotype file:</text:p>
                      <text:list>
                        <text:list-item>
                          <text:p text:style-name="P6"><text:a xlink:type="simple" xlink:href="http://www.stats.ox.ac.uk/~marchini/software/gwas/file_format.html" text:style-name="Internet_20_link" text:visited-style-name="Visited_20_Internet_20_Link">http://www.stats.ox.ac.uk/~marchini/software/gwas/file_format.html</text:a> </text:p>
                        </text:list-item>
                        <text:list-item>
                          <text:p text:style-name="P6">cat [impute filename] | awk -v s=[number of samples/individuals] ’{ printf $2 "," $4 "," $5; for(i=1; i&lt;=s; i++) printf "," $(i*3+3)*2+$(i*3+4); printf "\n" }’ &gt; [bimbam filename]</text:p>
                        </text:list-item>
                        <text:list-item>
                          <text:p text:style-name="P6">make sure ‘ symbols are correct</text:p>
                        </text:list-item>
                      </text:list>
                    </text:list-item>
                  </text:list>
                </text:list-item>
                <text:list-item>
                  <text:p text:style-name="P1">phenotype <text:span text:style-name="T2">file</text:span></text:p>
                  <text:list>
                    <text:list-item>
                      <text:p text:style-name="P6">each line = phenotype value for each individual</text:p>
                    </text:list-item>
                    <text:list-item>
                      <text:p text:style-name="P6">must keep same individual order as mean genotype file</text:p>
                    </text:list-item>
                    <text:list-item>
                      <text:p text:style-name="P6">numeric ONLY</text:p>
                    </text:list-item>
                    <text:list-item>
                      <text:p text:style-name="P6">NA for missing values</text:p>
                    </text:list-item>
                    <text:list-item>
                      <text:p text:style-name="P6">multiple phenotypes as multiple columns. For association tests, select column with -n (num)</text:p>
                      <text:list>
                        <text:list-item>
                          <text:p text:style-name="P6">-n 1 uses col 1</text:p>
                        </text:list-item>
                        <text:list-item>
                          <text:p text:style-name="P6">-n 2 uses col 2, etc.</text:p>
                        </text:list-item>
                      </text:list>
                    </text:list-item>
                    <text:list-item>
                      <text:p text:style-name="P6">if binary, controls = 0, cases = 1</text:p>
                    </text:list-item>
                  </text:list>
                </text:list-item>
                <text:list-item>
                  <text:p text:style-name="P6">optional SNP-annotation file</text:p>
                  <text:list>
                    <text:list-item>
                      <text:p text:style-name="P6">col 1 = SNP id</text:p>
                    </text:list-item>
                    <text:list-item>
                      <text:p text:style-name="P6">col 2 = bp position</text:p>
                    </text:list-item>
                    <text:list-item>
                      <text:p text:style-name="P6">col 3 = chromosome numbered</text:p>
                    </text:list-item>
                    <text:list-item>
                      <text:p text:style-name="P6"><text:soft-page-break/>must include all SNPs from mean genotype file but order is unimportant</text:p>
                    </text:list-item>
                  </text:list>
                </text:list-item>
                <text:list-item>
                  <text:p text:style-name="P1">recommended if imputing: any real 0-2</text:p>
                </text:list-item>
              </text:list>
            </text:list-item>
            <text:list-item>
              <text:p text:style-name="P21">relatedness matrix</text:p>
              <text:list>
                <text:list-item>
                  <text:p text:style-name="P22">can skip this if running association test with a linear model (see IV-A)</text:p>
                </text:list-item>
                <text:list-item>
                  <text:p text:style-name="P21">can be in gzip</text:p>
                </text:list-item>
                <text:list-item>
                  <text:p text:style-name="P23">can be estimated from genotypes using GEMMA (see example/demo.txt)</text:p>
                </text:list-item>
                <text:list-item>
                  <text:p text:style-name="P24">can be original relatedness matrix</text:p>
                  <text:list>
                    <text:list-item>
                      <text:p text:style-name="P25">n x n matrix</text:p>
                      <text:list>
                        <text:list-item>
                          <text:p text:style-name="P25">-km 1 to specify format</text:p>
                        </text:list-item>
                        <text:list-item>
                          <text:p text:style-name="P25">must use this if using BIMBAM</text:p>
                        </text:list-item>
                        <text:list-item>
                          <text:p text:style-name="P25">row and column correspond to individuals in same order as *.fam or mean genotype file. Each cell is relatedness value between pair of individuals.</text:p>
                        </text:list-item>
                      </text:list>
                    </text:list-item>
                    <text:list-item>
                      <text:p text:style-name="P25">Or, id id value format</text:p>
                      <text:list>
                        <text:list-item>
                          <text:p text:style-name="P7">-km 2 to specify format</text:p>
                        </text:list-item>
                        <text:list-item>
                          <text:p text:style-name="P7">only works for PLINK binary ped</text:p>
                        </text:list-item>
                        <text:list-item>
                          <text:p text:style-name="P7">first 2 columns = 2 individual id numbers, col 3 = relatedness value</text:p>
                        </text:list-item>
                        <text:list-item>
                          <text:p text:style-name="P7">IDs need not be in *.fam order</text:p>
                        </text:list-item>
                        <text:list-item>
                          <text:p text:style-name="P7">missing relatedness values considered 0</text:p>
                        </text:list-item>
                      </text:list>
                    </text:list-item>
                  </text:list>
                </text:list-item>
                <text:list-item>
                  <text:p text:style-name="P6">can be eigen values and eigen vectors of original relatedness matrix</text:p>
                  <text:list>
                    <text:list-item>
                      <text:p text:style-name="P7">file 1: eigen values</text:p>
                      <text:list>
                        <text:list-item>
                          <text:p text:style-name="P7">1 column, n elements</text:p>
                        </text:list-item>
                      </text:list>
                    </text:list-item>
                    <text:list-item>
                      <text:p text:style-name="P7">file 2: corresponding eigen vectors</text:p>
                      <text:list>
                        <text:list-item>
                          <text:p text:style-name="P7">n x n matri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marginal z-scores <text:span text:style-name="T3">file</text:span></text:p>
              <text:list>
                <text:list-item>
                  <text:p text:style-name="P2">can be in gzip</text:p>
                </text:list-item>
                <text:list-item>
                  <text:p text:style-name="P8">row 1 = header (SNP, N, Z, INC_ALLELE, DEC_ALLELE)</text:p>
                </text:list-item>
                <text:list-item>
                  <text:p text:style-name="P8">column 1 = SNP id</text:p>
                </text:list-item>
                <text:list-item>
                  <text:p text:style-name="P8">col 2 = total number of SNPs</text:p>
                </text:list-item>
                <text:list-item>
                  <text:p text:style-name="P8">col 3 = marginal z-score</text:p>
                </text:list-item>
                <text:list-item>
                  <text:p text:style-name="P8">col 4, 5 = SNP alleles</text:p>
                </text:list-item>
                <text:list-item>
                  <text:p text:style-name="P8">SNP order does not matter</text:p>
                </text:list-item>
              </text:list>
            </text:list-item>
            <text:list-item>
              <text:p text:style-name="P2">SNP category <text:span text:style-name="T3">file</text:span></text:p>
              <text:list>
                <text:list-item>
                  <text:p text:style-name="P2">can be in gzip</text:p>
                </text:list-item>
                <text:list-item>
                  <text:p text:style-name="P8">row 1 = header</text:p>
                </text:list-item>
                <text:list-item>
                  <text:p text:style-name="P8">col 1 = chromosome number (optional)</text:p>
                </text:list-item>
                <text:list-item>
                  <text:p text:style-name="P8">col 2 = bp position (optional)</text:p>
                </text:list-item>
                <text:list-item>
                  <text:p text:style-name="P8">col 3 = SNP id</text:p>
                </text:list-item>
                <text:list-item>
                  <text:p text:style-name="P8">col 4 = genetic distance on chr (optional)</text:p>
                </text:list-item>
                <text:list-item>
                  <text:p text:style-name="P8">col 5 – x = non-overlapping categories (e.g. CODING, UTR, PROMOTER, INTRON, ELSE) with 0/1 in each (only 1 category per SNP)</text:p>
                </text:list-item>
                <text:list-item>
                  <text:p text:style-name="P8">SNP order does not matter</text:p>
                </text:list-item>
              </text:list>
            </text:list-item>
            <text:list-item>
              <text:p text:style-name="P7">Covariates file format</text:p>
              <text:list>
                <text:list-item>
                  <text:p text:style-name="P7">optional</text:p>
                </text:list-item>
              </text:list>
            </text:list-item>
            <text:list-item>
              <text:p text:style-name="P8">LD score file</text:p>
              <text:list>
                <text:list-item>
                  <text:p text:style-name="P8">LD scores for all SNPs</text:p>
                </text:list-item>
                <text:list-item>
                  <text:p text:style-name="P8">row 1 = header</text:p>
                </text:list-item>
                <text:list-item>
                  <text:p text:style-name="P8">col 1 = chromosome number (optional)</text:p>
                </text:list-item>
                <text:list-item>
                  <text:p text:style-name="P8">col 2 = SNP id</text:p>
                </text:list-item>
                <text:list-item>
                  <text:p text:style-name="P8">col 3 = bp position (optional)</text:p>
                </text:list-item>
                <text:list-item>
                  <text:p text:style-name="P8"><text:soft-page-break/>col 4 = LD score of SNP</text:p>
                </text:list-item>
              </text:list>
            </text:list-item>
          </text:list>
        </text:list-item>
        <text:list-item>
          <text:p text:style-name="P11">format input files: PLINK notes <text:a xlink:type="simple" xlink:href="http://zzz.bwh.harvard.edu/plink/" text:style-name="Internet_20_link" text:visited-style-name="Visited_20_Internet_20_Link">http://zzz.bwh.harvard.edu/plink/</text:a></text:p>
          <text:list>
            <text:list-item>
              <text:p text:style-name="P12">can also <text:span text:style-name="T14">use for </text:span>quantitative trait association</text:p>
            </text:list-item>
            <text:list-item>
              <text:p text:style-name="P18">need PED and MAP files as input: *.ped *.map</text:p>
              <text:list>
                <text:list-item>
                  <text:p text:style-name="P12">visual of file formats: <text:a xlink:type="simple" xlink:href="http://www.shapeit.fr/pages/m02_formats/pedmap.html" text:style-name="Internet_20_link" text:visited-style-name="Visited_20_Internet_20_Link">http://www.shapeit.fr/pages/m02_formats/pedmap.html</text:a></text:p>
                  <text:list>
                    <text:list-item>
                      <text:p text:style-name="P13">also here <text:a xlink:type="simple" xlink:href="http://www.gwaspi.org/?page_id=145" text:style-name="Internet_20_link" text:visited-style-name="Visited_20_Internet_20_Link">http://www.gwaspi.org/?page_id=145</text:a> </text:p>
                    </text:list-item>
                  </text:list>
                </text:list-item>
              </text:list>
            </text:list-item>
            <text:list-item>
              <text:p text:style-name="P14">To convert myPlinkTextData.ped and myPlinkTextData.map in Plink binary format, use Plink as follows:</text:p>
              <text:list>
                <text:list-item>
                  <text:p text:style-name="P14">plink --file myPlinkTextData --make-bed --out myPlinkBinaryData</text:p>
                </text:list-item>
              </text:list>
            </text:list-item>
            <text:list-item>
              <text:p text:style-name="P19">my code</text:p>
              <text:list>
                <text:list-item>
                  <text:p text:style-name="P15">downloaded plink-1.07-x86_64/ from bwh site to GitRepos/</text:p>
                </text:list-item>
                <text:list-item>
                  <text:p text:style-name="P15">cd to <text:span text:style-name="T13">Documents/</text:span>GitRepos/BcAt_RNA<text:span text:style-name="T13">GWAS</text:span>/data/B05_GEMMA</text:p>
                </text:list-item>
                <text:list-item>
                  <text:p text:style-name="P5"><text:span text:style-name="T11">./plink –noweb --file 01_PLINK/dpcharMAF20NA10 --maf 0.2 </text:span><text:bookmark text:name="vcf_filter"/><text:span text:style-name="T11"><text:s/>–</text:span><text:a xlink:type="simple" xlink:href="https://www.cog-genomics.org/plink/1.9/input#missing_genotype" text:style-name="Internet_20_link" text:visited-style-name="Visited_20_Internet_20_Link">missing-genotype</text:a><text:span text:style-name="T10"> </text:span><text:span text:style-name="T9">0 </text:span><text:span text:style-name="T11">-make-bed –out 01_PLINK/binMAF20NA10</text:span></text:p>
                  <text:list>
                    <text:list-item>
                      <text:p text:style-name="P27">getting a really stupid error where PLINK thinks genotype=0 is an allele so all sites are more than biallelic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/><text:span text:style-name="T3">run GEMMA</text:span></text:p>
          <text:list>
            <text:list-item>
              <text:p text:style-name="P20">If running association test with a linear model, does not require a relatedness matrix</text:p>
            </text:list-item>
            <text:list-item>
              <text:p text:style-name="P9">missingness: default omit SNPs &lt;5% missingness </text:p>
              <text:list>
                <text:list-item>
                  <text:p text:style-name="P9">-miss (num) </text:p>
                </text:list-item>
                <text:list-item>
                  <text:p text:style-name="P9">-miss 0.1 = 10% threshold</text:p>
                </text:list-item>
              </text:list>
            </text:list-item>
            <text:list-item>
              <text:p text:style-name="P9">MAF: default omit SNPs with MAF &lt; 1%</text:p>
              <text:list>
                <text:list-item>
                  <text:p text:style-name="P9">-maf (num)</text:p>
                </text:list-item>
                <text:list-item>
                  <text:p text:style-name="P9">-maf 0.05 = 5% threshold</text:p>
                </text:list-item>
              </text:list>
            </text:list-item>
            <text:list-item>
              <text:p text:style-name="P10">basic usage with PLINK or BIMBAM</text:p>
              <text:list>
                <text:list-item>
                  <text:p text:style-name="P10">./gemma -bfile [prefix] -lm [num] -o [prefix]</text:p>
                  <text:list>
                    <text:list-item>
                      <text:p text:style-name="P10">“-bfile [prefix]” specifies PLINK binary ped file prefix</text:p>
                    </text:list-item>
                  </text:list>
                </text:list-item>
                <text:list-item>
                  <text:p text:style-name="P10">./gemma -g [filename] -p [filename] -a [filename] -lm [num] -o [prefix]</text:p>
                  <text:list>
                    <text:list-item>
                      <text:p text:style-name="P10">“-g [filename]” specifies BIMBAM mean genotype file name</text:p>
                    </text:list-item>
                    <text:list-item>
                      <text:p text:style-name="P10">“-p [filename]” specifies BIMBAM phenotype file name</text:p>
                    </text:list-item>
                    <text:list-item>
                      <text:p text:style-name="P10">“-a [filename]” (optional) specifies BIMBAM SNP annotation file name</text:p>
                    </text:list-item>
                  </text:list>
                </text:list-item>
                <text:list-item>
                  <text:p text:style-name="P10">“-lm [num]” option specifies which frequentist test to use</text:p>
                  <text:list>
                    <text:list-item>
                      <text:p text:style-name="P10">“-lm 1” performs Wald test, “-lm 2” performs likelihood ratio test, “-lm 3” performs score test, and “-lm 4” performs all the three tests</text:p>
                    </text:list-item>
                  </text:list>
                </text:list-item>
                <text:list-item>
                  <text:p text:style-name="P10">“-o [prefix]” specifies output file prefix</text:p>
                </text:list-item>
              </text:list>
            </text:list-item>
            <text:list-item>
              <text:p text:style-name="P9">my code here:</text:p>
              <text:list>
                <text:list-item>
                  <text:p text:style-name="P16">./gemma -bfile 01_PLINK/<text:span text:style-name="T12">binMAF20NA10</text:span> -miss 0.1 -maf 0.2 -<text:span text:style-name="T15">lm 4 </text:span>-<text:span text:style-name="T15">o 02_GEMMA/binMAF20NA10_PLINK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Lucida Console" svg:font-family="'Lucida Console', 'Courier New', Courier, monospace"/>
    <style:font-face style:name="Lucida Sans Unicode" svg:font-family="'Lucida Sans Unicode', sans-serif"/>
    <style:font-face style:name="MS Courier New" svg:font-family="'MS 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52:44.828839536</meta:creation-date>
    <meta:generator>LibreOffice/5.1.6.2$Linux_X86_64 LibreOffice_project/10m0$Build-2</meta:generator>
    <dc:date>2018-02-21T16:03:57.371633503</dc:date>
    <meta:editing-duration>PT5H6M4S</meta:editing-duration>
    <meta:editing-cycles>9</meta:editing-cycles>
    <meta:document-statistic meta:table-count="0" meta:image-count="0" meta:object-count="0" meta:page-count="3" meta:paragraph-count="126" meta:word-count="974" meta:character-count="5327" meta:non-whitespace-character-count="4598"/>
  </office:meta>
</office:document-meta>
</file>